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</office:automatic-styles>
  <office:body>
    <office:text>
      <text:h text:style-name="Title">Leaf</text:h>
      <text:p text:style-name="Text_20_body">He shrugged the wood off his shoulder, letting it fall with a clog onto the earth floor of his Writing Shack. He exhaled looking out of the window. He hoped to see a bird fly by, maybe a blue jay or raven. No bird did. He inhaled. He exhaled again in a way that could only be classified as a sigh. He sat down at his writing desk. He began shuffling through what he'd written, trying to find some sort of pattern.</text:p>
      <text:p text:style-name="Text_20_body">"<text:span text:style-name="T1">Each</text:span><text:span text:style-name="T2"> </text:span><text:span text:style-name="T3">piece</text:span><text:span text:style-name="T4"> </text:span><text:span text:style-name="T5">of</text:span><text:span text:style-name="T6"> </text:span><text:span text:style-name="T7">paper---each</text:span><text:span text:style-name="T8"> </text:span><text:span text:style-name="T9">leaf---</text:span>" at this he smiled---"<text:span text:style-name="T10">is</text:span><text:span text:style-name="T11"> </text:span><text:span text:style-name="T12">like</text:span><text:span text:style-name="T13"> </text:span><text:span text:style-name="T14">a</text:span><text:span text:style-name="T15"> </text:span><text:span text:style-name="T16">tree</text:span><text:span text:style-name="T17"> </text:span><text:span text:style-name="T18">in</text:span><text:span text:style-name="T19"> </text:span><text:span text:style-name="T20">the</text:span><text:span text:style-name="T21"> </text:span><text:span text:style-name="T22">forest.</text:span>" He was writing as he thought aloud. "<text:span text:style-name="T23">I,</text:span><text:span text:style-name="T24"> </text:span><text:span text:style-name="T25">as</text:span><text:span text:style-name="T26"> </text:span><text:span text:style-name="T27">the</text:span><text:span text:style-name="T28"> </text:span><text:span text:style-name="T29">artist,</text:span><text:span text:style-name="T30"> </text:span><text:span text:style-name="T31">as</text:span><text:span text:style-name="T32"> </text:span><text:span text:style-name="T33">the</text:span><text:span text:style-name="T34"> </text:span><text:span text:style-name="T35">writer</text:span><text:span text:style-name="T36">,</text:span><text:span text:style-name="T37"> </text:span><text:span text:style-name="T38">must</text:span><text:span text:style-name="T39"> </text:span><text:span text:style-name="T40">select</text:span><text:span text:style-name="T41"> </text:span><text:span text:style-name="T42">which</text:span><text:span text:style-name="T43"> </text:span><text:span text:style-name="T44">to</text:span><text:span text:style-name="T45"> </text:span><text:span text:style-name="T46">use,</text:span><text:span text:style-name="T47"> </text:span><text:span text:style-name="T48">chop</text:span><text:span text:style-name="T49"> </text:span><text:span text:style-name="T50">down</text:span><text:span text:style-name="T51"> </text:span><text:span text:style-name="T52">those</text:span><text:span text:style-name="T53"> </text:span><text:span text:style-name="T54">trees,</text:span><text:span text:style-name="T55"> </text:span><text:span text:style-name="T56">bring</text:span><text:span text:style-name="T57"> </text:span><text:span text:style-name="T58">them</text:span><text:span text:style-name="T59"> </text:span><text:span text:style-name="T60">back</text:span><text:span text:style-name="T61"> </text:span><text:span text:style-name="T62">to</text:span><text:span text:style-name="T63"> </text:span><text:span text:style-name="T64">my</text:span><text:span text:style-name="T65"> </text:span><text:span text:style-name="T66">shed</text:span><text:span text:style-name="T67"> </text:span><text:span text:style-name="T68">and</text:span>---and---" he frowned as he realized the only end to this metaphor was fire. He ran his fingers through his hair in a self-soothing gesture.</text:p>
      <text:p text:style-name="Text_20_body">"I need to build some furniture" he thou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f</dc:title>
  </office:meta>
</office:document-meta>
</file>